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ntWriter.IndentWriter( 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Writer.IndentWriter( Writer out , boolean autoFlu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Writer.println( int numberOfSpaces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Writer.IndentWriter( OutputStream out , boolean autoFlu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Writer.print( int numberOfSpaces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ntWriter.IndentWriter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